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8.0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121"/>
    <style:style style:name="ce2" style:family="table-cell" style:parent-style-name="Default" style:data-style-name="N10000"/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 style:data-style-name="N10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1" table:default-cell-style-name="ce4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float" office:value="0.000739733" calcext:value-type="float">
            <text:p>0,00073973</text:p>
          </table:table-cell>
          <table:table-cell table:style-name="ce1" office:value-type="float" office:value="61.8644" calcext:value-type="float">
            <text:p>61,86440000</text:p>
          </table:table-cell>
          <table:table-cell table:formula="of:=[.A1]*[.B1]" office:value-type="float" office:value="0.0457631382052" calcext:value-type="float">
            <text:p>0.04576314</text:p>
          </table:table-cell>
          <table:table-cell office:value-type="float" office:value="0.000673867" calcext:value-type="float">
            <text:p>0,000673867</text:p>
          </table:table-cell>
          <table:table-cell office:value-type="float" office:value="79.403" calcext:value-type="float">
            <text:p>79,403</text:p>
          </table:table-cell>
          <table:table-cell table:formula="of:=[.D1]*[.E1]" office:value-type="float" office:value="0.053507061401" calcext:value-type="float">
            <text:p>0,053507061401</text:p>
          </table:table-cell>
          <table:table-cell office:value-type="float" office:value="0.000696667" calcext:value-type="float">
            <text:p>0,000696667</text:p>
          </table:table-cell>
          <table:table-cell office:value-type="float" office:value="85.4037" calcext:value-type="float">
            <text:p>85,4037</text:p>
          </table:table-cell>
          <table:table-cell table:formula="of:=[.G1]*[.H1]" office:value-type="float" office:value="0.0594979394679" calcext:value-type="float">
            <text:p>0,0594979394679</text:p>
          </table:table-cell>
        </table:table-row>
        <table:table-row table:style-name="ro1">
          <table:table-cell office:value-type="string" calcext:value-type="string">
            <text:p><text:s/>0,00137307</text:p>
          </table:table-cell>
          <table:table-cell table:style-name="ce3" office:value-type="float" office:value="57.173" calcext:value-type="float">
            <text:p>57,173</text:p>
          </table:table-cell>
          <table:table-cell table:formula="of:=[.A2]*[.B2]" office:value-type="float" office:value="0.07850253111" calcext:value-type="float">
            <text:p>0.07850253</text:p>
          </table:table-cell>
          <table:table-cell office:value-type="float" office:value="0.0011324" calcext:value-type="float">
            <text:p>0,0011324</text:p>
          </table:table-cell>
          <table:table-cell office:value-type="float" office:value="66.1243" calcext:value-type="float">
            <text:p>66,1243</text:p>
          </table:table-cell>
          <table:table-cell table:formula="of:=[.D2]*[.E2]" office:value-type="float" office:value="0.07487915732" calcext:value-type="float">
            <text:p>0,07487915732</text:p>
          </table:table-cell>
          <table:table-cell office:value-type="float" office:value="0.00116787" calcext:value-type="float">
            <text:p>0,00116787</text:p>
          </table:table-cell>
          <table:table-cell office:value-type="float" office:value="70.7055" calcext:value-type="float">
            <text:p>70,7055</text:p>
          </table:table-cell>
          <table:table-cell table:formula="of:=[.G2]*[.H2]" office:value-type="float" office:value="0.082574832285" calcext:value-type="float">
            <text:p>0,082574832285</text:p>
          </table:table-cell>
        </table:table-row>
        <table:table-row table:style-name="ro1">
          <table:table-cell office:value-type="string" calcext:value-type="string">
            <text:p><text:s/>0,00160107</text:p>
          </table:table-cell>
          <table:table-cell office:value-type="string" calcext:value-type="string">
            <text:p><text:s/>45,2074</text:p>
          </table:table-cell>
          <table:table-cell table:formula="of:=[.A3]*[.B3]" office:value-type="float" office:value="0.072380211918" calcext:value-type="float">
            <text:p>0.07238021</text:p>
          </table:table-cell>
          <table:table-cell office:value-type="float" office:value="0.0014364" calcext:value-type="float">
            <text:p>0,0014364</text:p>
          </table:table-cell>
          <table:table-cell office:value-type="float" office:value="56.6434" calcext:value-type="float">
            <text:p>56,6434</text:p>
          </table:table-cell>
          <table:table-cell table:formula="of:=[.D3]*[.E3]" office:value-type="float" office:value="0.08136257976" calcext:value-type="float">
            <text:p>0,08136257976</text:p>
          </table:table-cell>
          <table:table-cell office:value-type="float" office:value="0.00157827" calcext:value-type="float">
            <text:p>0,00157827</text:p>
          </table:table-cell>
          <table:table-cell office:value-type="float" office:value="64.0947" calcext:value-type="float">
            <text:p>64,0947</text:p>
          </table:table-cell>
          <table:table-cell table:formula="of:=[.G3]*[.H3]" office:value-type="float" office:value="0.101158742169" calcext:value-type="float">
            <text:p>0,101158742169</text:p>
          </table:table-cell>
        </table:table-row>
        <table:table-row table:style-name="ro1">
          <table:table-cell office:value-type="string" calcext:value-type="string">
            <text:p><text:s/>0,00180373</text:p>
          </table:table-cell>
          <table:table-cell table:style-name="ce3" office:value-type="float" office:value="36.853" calcext:value-type="float">
            <text:p>36,853</text:p>
          </table:table-cell>
          <table:table-cell table:formula="of:=[.A4]*[.B4]" office:value-type="float" office:value="0.06647286169" calcext:value-type="float">
            <text:p>0.06647286</text:p>
          </table:table-cell>
          <table:table-cell office:value-type="float" office:value="0.0017556" calcext:value-type="float">
            <text:p>0,0017556</text:p>
          </table:table-cell>
          <table:table-cell office:value-type="float" office:value="50.4" calcext:value-type="float">
            <text:p>50,4</text:p>
          </table:table-cell>
          <table:table-cell table:formula="of:=[.D4]*[.E4]" office:value-type="float" office:value="0.08848224" calcext:value-type="float">
            <text:p>0,08848224</text:p>
          </table:table-cell>
          <table:table-cell office:value-type="float" office:value="0.00202413" calcext:value-type="float">
            <text:p>0,00202413</text:p>
          </table:table-cell>
          <table:table-cell office:value-type="float" office:value="60.0752" calcext:value-type="float">
            <text:p>60,0752</text:p>
          </table:table-cell>
          <table:table-cell table:formula="of:=[.G4]*[.H4]" office:value-type="float" office:value="0.121600014576" calcext:value-type="float">
            <text:p>0,121600014576</text:p>
          </table:table-cell>
        </table:table-row>
        <table:table-row table:style-name="ro1">
          <table:table-cell office:value-type="string" calcext:value-type="string">
            <text:p><text:s/>0,00183413</text:p>
          </table:table-cell>
          <table:table-cell office:value-type="string" calcext:value-type="string">
            <text:p><text:s/>30,3819</text:p>
          </table:table-cell>
          <table:table-cell table:formula="of:=[.A5]*[.B5]" office:value-type="float" office:value="0.055724354247" calcext:value-type="float">
            <text:p>0.05572435</text:p>
          </table:table-cell>
          <table:table-cell office:value-type="float" office:value="0.0019456" calcext:value-type="float">
            <text:p>0,0019456</text:p>
          </table:table-cell>
          <table:table-cell office:value-type="float" office:value="45.0704" calcext:value-type="float">
            <text:p>45,0704</text:p>
          </table:table-cell>
          <table:table-cell table:formula="of:=[.D5]*[.E5]" office:value-type="float" office:value="0.08768897024" calcext:value-type="float">
            <text:p>0,08768897024</text:p>
          </table:table-cell>
          <table:table-cell office:value-type="float" office:value="0.00229773" calcext:value-type="float">
            <text:p>0,00229773</text:p>
          </table:table-cell>
          <table:table-cell office:value-type="float" office:value="55.003" calcext:value-type="float">
            <text:p>55,003</text:p>
          </table:table-cell>
          <table:table-cell table:formula="of:=[.G5]*[.H5]" office:value-type="float" office:value="0.12638204319" calcext:value-type="float">
            <text:p>0,12638204319</text:p>
          </table:table-cell>
        </table:table-row>
        <table:table-row table:style-name="ro1">
          <table:table-cell office:value-type="string" calcext:value-type="string">
            <text:p><text:s/>0,00189493</text:p>
          </table:table-cell>
          <table:table-cell office:value-type="string" calcext:value-type="string">
            <text:p><text:s/>26,7525</text:p>
          </table:table-cell>
          <table:table-cell table:formula="of:=[.A6]*[.B6]" office:value-type="float" office:value="0.050694114825" calcext:value-type="float">
            <text:p>0.05069411</text:p>
          </table:table-cell>
          <table:table-cell office:value-type="float" office:value="0.00219893" calcext:value-type="float">
            <text:p>0,00219893</text:p>
          </table:table-cell>
          <table:table-cell office:value-type="float" office:value="43.2918" calcext:value-type="float">
            <text:p>43,2918</text:p>
          </table:table-cell>
          <table:table-cell table:formula="of:=[.D6]*[.E6]" office:value-type="float" office:value="0.095195637774" calcext:value-type="float">
            <text:p>0,095195637774</text:p>
          </table:table-cell>
          <table:table-cell office:value-type="float" office:value="0.00250547" calcext:value-type="float">
            <text:p>0,00250547</text:p>
          </table:table-cell>
          <table:table-cell office:value-type="float" office:value="50.9269" calcext:value-type="float">
            <text:p>50,9269</text:p>
          </table:table-cell>
          <table:table-cell table:formula="of:=[.G6]*[.H6]" office:value-type="float" office:value="0.127595820143" calcext:value-type="float">
            <text:p>0,127595820143</text:p>
          </table:table-cell>
        </table:table-row>
        <table:table-row table:style-name="ro1">
          <table:table-cell office:value-type="string" calcext:value-type="string">
            <text:p><text:s/>0,00198613</text:p>
          </table:table-cell>
          <table:table-cell office:value-type="string" calcext:value-type="string">
            <text:p><text:s/>24,0565</text:p>
          </table:table-cell>
          <table:table-cell table:formula="of:=[.A7]*[.B7]" office:value-type="float" office:value="0.047779336345" calcext:value-type="float">
            <text:p>0.04777934</text:p>
          </table:table-cell>
          <table:table-cell office:value-type="float" office:value="0.00231293" calcext:value-type="float">
            <text:p>0,00231293</text:p>
          </table:table-cell>
          <table:table-cell office:value-type="float" office:value="39.0171" calcext:value-type="float">
            <text:p>39,0171</text:p>
          </table:table-cell>
          <table:table-cell table:formula="of:=[.D7]*[.E7]" office:value-type="float" office:value="0.090243821103" calcext:value-type="float">
            <text:p>0,090243821103</text:p>
          </table:table-cell>
          <table:table-cell office:value-type="float" office:value="0.0027816" calcext:value-type="float">
            <text:p>0,0027816</text:p>
          </table:table-cell>
          <table:table-cell office:value-type="float" office:value="48.5626" calcext:value-type="float">
            <text:p>48,5626</text:p>
          </table:table-cell>
          <table:table-cell table:formula="of:=[.G7]*[.H7]" office:value-type="float" office:value="0.13508172816" calcext:value-type="float">
            <text:p>0,13508172816</text:p>
          </table:table-cell>
        </table:table-row>
        <table:table-row table:style-name="ro1">
          <table:table-cell office:value-type="string" calcext:value-type="string">
            <text:p><text:s/>0,00197853</text:p>
          </table:table-cell>
          <table:table-cell office:value-type="string" calcext:value-type="string">
            <text:p><text:s/>20,7052</text:p>
          </table:table-cell>
          <table:table-cell table:formula="of:=[.A8]*[.B8]" office:value-type="float" office:value="0.040965859356" calcext:value-type="float">
            <text:p>0.04096586</text:p>
          </table:table-cell>
          <table:table-cell office:value-type="float" office:value="0.0024776" calcext:value-type="float">
            <text:p>0,0024776</text:p>
          </table:table-cell>
          <table:table-cell office:value-type="float" office:value="36.2088" calcext:value-type="float">
            <text:p>36,2088</text:p>
          </table:table-cell>
          <table:table-cell table:formula="of:=[.D8]*[.E8]" office:value-type="float" office:value="0.08971092288" calcext:value-type="float">
            <text:p>0,08971092288</text:p>
          </table:table-cell>
          <table:table-cell office:value-type="float" office:value="0.00281707" calcext:value-type="float">
            <text:p>0,00281707</text:p>
          </table:table-cell>
          <table:table-cell office:value-type="float" office:value="42.6054" calcext:value-type="float">
            <text:p>42,6054</text:p>
          </table:table-cell>
          <table:table-cell table:formula="of:=[.G8]*[.H8]" office:value-type="float" office:value="0.120022394178" calcext:value-type="float">
            <text:p>0,120022394178</text:p>
          </table:table-cell>
        </table:table-row>
        <table:table-row table:style-name="ro1">
          <table:table-cell office:value-type="string" calcext:value-type="string">
            <text:p><text:s/>0,0017632</text:p>
          </table:table-cell>
          <table:table-cell office:value-type="string" calcext:value-type="string">
            <text:p><text:s/>16,5164</text:p>
          </table:table-cell>
          <table:table-cell table:formula="of:=[.A9]*[.B9]" office:value-type="float" office:value="0.02912171648" calcext:value-type="float">
            <text:p>0.02912172</text:p>
          </table:table-cell>
          <table:table-cell office:value-type="float" office:value="0.00253333" calcext:value-type="float">
            <text:p>0,00253333</text:p>
          </table:table-cell>
          <table:table-cell office:value-type="float" office:value="33.1126" calcext:value-type="float">
            <text:p>33,1126</text:p>
          </table:table-cell>
          <table:table-cell table:formula="of:=[.D9]*[.E9]" office:value-type="float" office:value="0.083885142958" calcext:value-type="float">
            <text:p>0,083885142958</text:p>
          </table:table-cell>
          <table:table-cell office:value-type="float" office:value="0.00306787" calcext:value-type="float">
            <text:p>0,00306787</text:p>
          </table:table-cell>
          <table:table-cell office:value-type="float" office:value="41.501" calcext:value-type="float">
            <text:p>41,501</text:p>
          </table:table-cell>
          <table:table-cell table:formula="of:=[.G9]*[.H9]" office:value-type="float" office:value="0.12731967287" calcext:value-type="float">
            <text:p>0,12731967287</text:p>
          </table:table-cell>
        </table:table-row>
        <table:table-row table:style-name="ro1">
          <table:table-cell office:value-type="string" calcext:value-type="string">
            <text:p><text:s/>0,00173787</text:p>
          </table:table-cell>
          <table:table-cell office:value-type="string" calcext:value-type="string">
            <text:p><text:s/>14,7781</text:p>
          </table:table-cell>
          <table:table-cell table:formula="of:=[.A10]*[.B10]" office:value-type="float" office:value="0.025682416647" calcext:value-type="float">
            <text:p>0.02568242</text:p>
          </table:table-cell>
          <table:table-cell office:value-type="float" office:value="0.00265747" calcext:value-type="float">
            <text:p>0,00265747</text:p>
          </table:table-cell>
          <table:table-cell office:value-type="float" office:value="31.4448" calcext:value-type="float">
            <text:p>31,4448</text:p>
          </table:table-cell>
          <table:table-cell table:formula="of:=[.D10]*[.E10]" office:value-type="float" office:value="0.083563612656" calcext:value-type="float">
            <text:p>0,083563612656</text:p>
          </table:table-cell>
          <table:table-cell office:value-type="float" office:value="0.00329587" calcext:value-type="float">
            <text:p>0,00329587</text:p>
          </table:table-cell>
          <table:table-cell office:value-type="float" office:value="40.3786" calcext:value-type="float">
            <text:p>40,3786</text:p>
          </table:table-cell>
          <table:table-cell table:formula="of:=[.G10]*[.H10]" office:value-type="float" office:value="0.133082616382" calcext:value-type="float">
            <text:p>0,133082616382</text:p>
          </table:table-cell>
        </table:table-row>
        <table:table-row table:style-name="ro1">
          <table:table-cell office:value-type="string" calcext:value-type="string">
            <text:p><text:s/>0,00165933</text:p>
          </table:table-cell>
          <table:table-cell office:value-type="string" calcext:value-type="string">
            <text:p><text:s/>12,6987</text:p>
          </table:table-cell>
          <table:table-cell table:formula="of:=[.A11]*[.B11]" office:value-type="float" office:value="0.021071333871" calcext:value-type="float">
            <text:p>0.02107133</text:p>
          </table:table-cell>
          <table:table-cell office:value-type="float" office:value="0.0026068" calcext:value-type="float">
            <text:p>0,0026068</text:p>
          </table:table-cell>
          <table:table-cell office:value-type="float" office:value="27.8334" calcext:value-type="float">
            <text:p>27,8334</text:p>
          </table:table-cell>
          <table:table-cell table:formula="of:=[.D11]*[.E11]" office:value-type="float" office:value="0.07255610712" calcext:value-type="float">
            <text:p>0,07255610712</text:p>
          </table:table-cell>
          <table:table-cell office:value-type="float" office:value="0.00343267" calcext:value-type="float">
            <text:p>0,00343267</text:p>
          </table:table-cell>
          <table:table-cell office:value-type="float" office:value="37.8915" calcext:value-type="float">
            <text:p>37,8915</text:p>
          </table:table-cell>
          <table:table-cell table:formula="of:=[.G11]*[.H11]" office:value-type="float" office:value="0.130069015305" calcext:value-type="float">
            <text:p>0,130069015305</text:p>
          </table:table-cell>
        </table:table-row>
        <table:table-row table:style-name="ro1">
          <table:table-cell office:value-type="string" calcext:value-type="string">
            <text:p><text:s/>0,0016492</text:p>
          </table:table-cell>
          <table:table-cell office:value-type="string" calcext:value-type="string">
            <text:p><text:s/>11,6126</text:p>
          </table:table-cell>
          <table:table-cell table:formula="of:=[.A12]*[.B12]" office:value-type="float" office:value="0.01915149992" calcext:value-type="float">
            <text:p>0.01915150</text:p>
          </table:table-cell>
          <table:table-cell office:value-type="float" office:value="0.00254347" calcext:value-type="float">
            <text:p>0,00254347</text:p>
          </table:table-cell>
          <table:table-cell office:value-type="float" office:value="24.9565" calcext:value-type="float">
            <text:p>24,9565</text:p>
          </table:table-cell>
          <table:table-cell table:formula="of:=[.D12]*[.E12]" office:value-type="float" office:value="0.063476109055" calcext:value-type="float">
            <text:p>0,063476109055</text:p>
          </table:table-cell>
          <table:table-cell office:value-type="float" office:value="0.00341493" calcext:value-type="float">
            <text:p>0,00341493</text:p>
          </table:table-cell>
          <table:table-cell office:value-type="float" office:value="34.6351" calcext:value-type="float">
            <text:p>34,6351</text:p>
          </table:table-cell>
          <table:table-cell table:formula="of:=[.G12]*[.H12]" office:value-type="float" office:value="0.118276442043" calcext:value-type="float">
            <text:p>0,118276442043</text:p>
          </table:table-cell>
        </table:table-row>
        <table:table-row table:style-name="ro1">
          <table:table-cell office:value-type="string" calcext:value-type="string">
            <text:p><text:s/>0,00158333</text:p>
          </table:table-cell>
          <table:table-cell office:value-type="string" calcext:value-type="string">
            <text:p><text:s/>10,3666</text:p>
          </table:table-cell>
          <table:table-cell table:formula="of:=[.A13]*[.B13]" office:value-type="float" office:value="0.016413748778" calcext:value-type="float">
            <text:p>0.01641375</text:p>
          </table:table-cell>
          <table:table-cell office:value-type="float" office:value="0.00276387" calcext:value-type="float">
            <text:p>0,00276387</text:p>
          </table:table-cell>
          <table:table-cell office:value-type="float" office:value="25.1905" calcext:value-type="float">
            <text:p>25,1905</text:p>
          </table:table-cell>
          <table:table-cell table:formula="of:=[.D13]*[.E13]" office:value-type="float" office:value="0.069623267235" calcext:value-type="float">
            <text:p>0,069623267235</text:p>
          </table:table-cell>
          <table:table-cell office:value-type="float" office:value="0.00357453" calcext:value-type="float">
            <text:p>0,00357453</text:p>
          </table:table-cell>
          <table:table-cell office:value-type="float" office:value="33.6513" calcext:value-type="float">
            <text:p>33,6513</text:p>
          </table:table-cell>
          <table:table-cell table:formula="of:=[.G13]*[.H13]" office:value-type="float" office:value="0.120287581389" calcext:value-type="float">
            <text:p>0,120287581389</text:p>
          </table:table-cell>
        </table:table-row>
        <table:table-row table:style-name="ro1">
          <table:table-cell office:value-type="string" calcext:value-type="string">
            <text:p><text:s/>0,0014288</text:p>
          </table:table-cell>
          <table:table-cell office:value-type="string" calcext:value-type="string">
            <text:p><text:s/>8,68895</text:p>
          </table:table-cell>
          <table:table-cell table:formula="of:=[.A14]*[.B14]" office:value-type="float" office:value="0.01241477176" calcext:value-type="float">
            <text:p>0.01241477</text:p>
          </table:table-cell>
          <table:table-cell office:value-type="float" office:value="0.00271827" calcext:value-type="float">
            <text:p>0,00271827</text:p>
          </table:table-cell>
          <table:table-cell office:value-type="float" office:value="22.9961" calcext:value-type="float">
            <text:p>22,9961</text:p>
          </table:table-cell>
          <table:table-cell table:formula="of:=[.D14]*[.E14]" office:value-type="float" office:value="0.062509608747" calcext:value-type="float">
            <text:p>0,062509608747</text:p>
          </table:table-cell>
          <table:table-cell office:value-type="float" office:value="0.00348333" calcext:value-type="float">
            <text:p>0,00348333</text:p>
          </table:table-cell>
          <table:table-cell office:value-type="float" office:value="30.4675" calcext:value-type="float">
            <text:p>30,4675</text:p>
          </table:table-cell>
          <table:table-cell table:formula="of:=[.G14]*[.H14]" office:value-type="float" office:value="0.106128356775" calcext:value-type="float">
            <text:p>0,106128356775</text:p>
          </table:table-cell>
        </table:table-row>
        <table:table-row table:style-name="ro1">
          <table:table-cell office:value-type="string" calcext:value-type="string">
            <text:p><text:s/>0,001406</text:p>
          </table:table-cell>
          <table:table-cell office:value-type="string" calcext:value-type="string">
            <text:p><text:s/>7,94219</text:p>
          </table:table-cell>
          <table:table-cell table:formula="of:=[.A15]*[.B15]" office:value-type="float" office:value="0.01116671914" calcext:value-type="float">
            <text:p>0.01116672</text:p>
          </table:table-cell>
          <table:table-cell office:value-type="float" office:value="0.00276133" calcext:value-type="float">
            <text:p>0,00276133</text:p>
          </table:table-cell>
          <table:table-cell office:value-type="float" office:value="21.7521" calcext:value-type="float">
            <text:p>21,7521</text:p>
          </table:table-cell>
          <table:table-cell table:formula="of:=[.D15]*[.E15]" office:value-type="float" office:value="0.060064726293" calcext:value-type="float">
            <text:p>0,060064726293</text:p>
          </table:table-cell>
          <table:table-cell office:value-type="float" office:value="0.00373413" calcext:value-type="float">
            <text:p>0,00373413</text:p>
          </table:table-cell>
          <table:table-cell office:value-type="float" office:value="30.4168" calcext:value-type="float">
            <text:p>30,4168</text:p>
          </table:table-cell>
          <table:table-cell table:formula="of:=[.G15]*[.H15]" office:value-type="float" office:value="0.113580285384" calcext:value-type="float">
            <text:p>0,113580285384</text:p>
          </table:table-cell>
        </table:table-row>
        <table:table-row table:style-name="ro1">
          <table:table-cell office:value-type="string" calcext:value-type="string">
            <text:p><text:s/>0,00137307</text:p>
          </table:table-cell>
          <table:table-cell office:value-type="string" calcext:value-type="string">
            <text:p><text:s/>7,25763</text:p>
          </table:table-cell>
          <table:table-cell table:formula="of:=[.A16]*[.B16]" office:value-type="float" office:value="0.0099652340241" calcext:value-type="float">
            <text:p>0.00996523</text:p>
          </table:table-cell>
          <table:table-cell office:value-type="float" office:value="0.002736" calcext:value-type="float">
            <text:p>0,002736</text:p>
          </table:table-cell>
          <table:table-cell office:value-type="float" office:value="20.1907" calcext:value-type="float">
            <text:p>20,1907</text:p>
          </table:table-cell>
          <table:table-cell table:formula="of:=[.D16]*[.E16]" office:value-type="float" office:value="0.0552417552" calcext:value-type="float">
            <text:p>0,0552417552</text:p>
          </table:table-cell>
          <table:table-cell office:value-type="float" office:value="0.0038456" calcext:value-type="float">
            <text:p>0,0038456</text:p>
          </table:table-cell>
          <table:table-cell office:value-type="float" office:value="29.3163" calcext:value-type="float">
            <text:p>29,3163</text:p>
          </table:table-cell>
          <table:table-cell table:formula="of:=[.G16]*[.H16]" office:value-type="float" office:value="0.11273876328" calcext:value-type="float">
            <text:p>0,11273876328</text:p>
          </table:table-cell>
        </table:table-row>
        <table:table-row table:style-name="ro1">
          <table:table-cell office:value-type="string" calcext:value-type="string">
            <text:p><text:s/>0,001292</text:p>
          </table:table-cell>
          <table:table-cell office:value-type="string" calcext:value-type="string">
            <text:p><text:s/>6,40141</text:p>
          </table:table-cell>
          <table:table-cell table:formula="of:=[.A17]*[.B17]" office:value-type="float" office:value="0.00827062172" calcext:value-type="float">
            <text:p>0.00827062</text:p>
          </table:table-cell>
          <table:table-cell office:value-type="float" office:value="0.00267773" calcext:value-type="float">
            <text:p>0,00267773</text:p>
          </table:table-cell>
          <table:table-cell office:value-type="float" office:value="18.5569" calcext:value-type="float">
            <text:p>18,5569</text:p>
          </table:table-cell>
          <table:table-cell table:formula="of:=[.D17]*[.E17]" office:value-type="float" office:value="0.049690367837" calcext:value-type="float">
            <text:p>0,049690367837</text:p>
          </table:table-cell>
          <table:table-cell office:value-type="float" office:value="0.00381013" calcext:value-type="float">
            <text:p>0,00381013</text:p>
          </table:table-cell>
          <table:table-cell office:value-type="float" office:value="27.281" calcext:value-type="float">
            <text:p>27,281</text:p>
          </table:table-cell>
          <table:table-cell table:formula="of:=[.G17]*[.H17]" office:value-type="float" office:value="0.10394415653" calcext:value-type="float">
            <text:p>0,10394415653</text:p>
          </table:table-cell>
        </table:table-row>
        <table:table-row table:style-name="ro1">
          <table:table-cell office:value-type="string" calcext:value-type="string">
            <text:p><text:s/>0,001178</text:p>
          </table:table-cell>
          <table:table-cell office:value-type="string" calcext:value-type="string">
            <text:p><text:s/>5,5265</text:p>
          </table:table-cell>
          <table:table-cell table:formula="of:=[.A18]*[.B18]" office:value-type="float" office:value="0.006510217" calcext:value-type="float">
            <text:p>0.00651022</text:p>
          </table:table-cell>
          <table:table-cell office:value-type="float" office:value="0.0028196" calcext:value-type="float">
            <text:p>0,0028196</text:p>
          </table:table-cell>
          <table:table-cell office:value-type="float" office:value="18.4761" calcext:value-type="float">
            <text:p>18,4761</text:p>
          </table:table-cell>
          <table:table-cell table:formula="of:=[.D18]*[.E18]" office:value-type="float" office:value="0.05209521156" calcext:value-type="float">
            <text:p>0,05209521156</text:p>
          </table:table-cell>
          <table:table-cell office:value-type="float" office:value="0.0040356" calcext:value-type="float">
            <text:p>0,0040356</text:p>
          </table:table-cell>
          <table:table-cell office:value-type="float" office:value="27.3242" calcext:value-type="float">
            <text:p>27,3242</text:p>
          </table:table-cell>
          <table:table-cell table:formula="of:=[.G18]*[.H18]" office:value-type="float" office:value="0.11026954152" calcext:value-type="float">
            <text:p>0,11026954152</text:p>
          </table:table-cell>
        </table:table-row>
        <table:table-row table:style-name="ro1">
          <table:table-cell office:value-type="string" calcext:value-type="string">
            <text:p><text:s/>0,00116533</text:p>
          </table:table-cell>
          <table:table-cell office:value-type="string" calcext:value-type="string">
            <text:p><text:s/>5,18544</text:p>
          </table:table-cell>
          <table:table-cell table:formula="of:=[.A19]*[.B19]" office:value-type="float" office:value="0.0060427487952" calcext:value-type="float">
            <text:p>0.00604275</text:p>
          </table:table-cell>
          <table:table-cell office:value-type="float" office:value="0.00267773" calcext:value-type="float">
            <text:p>0,00267773</text:p>
          </table:table-cell>
          <table:table-cell office:value-type="float" office:value="16.6326" calcext:value-type="float">
            <text:p>16,6326</text:p>
          </table:table-cell>
          <table:table-cell table:formula="of:=[.D19]*[.E19]" office:value-type="float" office:value="0.044537611998" calcext:value-type="float">
            <text:p>0,044537611998</text:p>
          </table:table-cell>
          <table:table-cell office:value-type="float" office:value="0.00414453" calcext:value-type="float">
            <text:p>0,00414453</text:p>
          </table:table-cell>
          <table:table-cell office:value-type="float" office:value="26.5973" calcext:value-type="float">
            <text:p>26,5973</text:p>
          </table:table-cell>
          <table:table-cell table:formula="of:=[.G19]*[.H19]" office:value-type="float" office:value="0.110233307769" calcext:value-type="float">
            <text:p>0,110233307769</text:p>
          </table:table-cell>
        </table:table-row>
        <table:table-row table:style-name="ro1">
          <table:table-cell office:value-type="string" calcext:value-type="string">
            <text:p><text:s/>0,0011248</text:p>
          </table:table-cell>
          <table:table-cell office:value-type="string" calcext:value-type="string">
            <text:p><text:s/>4,73651</text:p>
          </table:table-cell>
          <table:table-cell table:formula="of:=[.A20]*[.B20]" office:value-type="float" office:value="0.005327626448" calcext:value-type="float">
            <text:p>0.00532763</text:p>
          </table:table-cell>
          <table:table-cell office:value-type="float" office:value="0.0025688" calcext:value-type="float">
            <text:p>0,0025688</text:p>
          </table:table-cell>
          <table:table-cell office:value-type="float" office:value="15.1253" calcext:value-type="float">
            <text:p>15,1253</text:p>
          </table:table-cell>
          <table:table-cell table:formula="of:=[.D20]*[.E20]" office:value-type="float" office:value="0.03885387064" calcext:value-type="float">
            <text:p>0,03885387064</text:p>
          </table:table-cell>
          <table:table-cell office:value-type="float" office:value="0.00428387" calcext:value-type="float">
            <text:p>0,00428387</text:p>
          </table:table-cell>
          <table:table-cell office:value-type="float" office:value="26.0555" calcext:value-type="float">
            <text:p>26,0555</text:p>
          </table:table-cell>
          <table:table-cell table:formula="of:=[.G20]*[.H20]" office:value-type="float" office:value="0.111618374785" calcext:value-type="float">
            <text:p>0,1116183747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8" loext:min-decimal-places="8" number:min-integer-digits="1"/>
    </number:number-style>
    <number:number-style style:name="N122">
      <number:number number:decimal-places="0" loext:min-decimal-places="0" number:min-integer-digits="9">
        <number:embedded-text number:position="8">.</number:embedded-text>
      </number:number>
    </number:number-style>
    <number:number-style style:name="N10121" number:language="en" number:country="US">
      <number:number number:decimal-places="8" loext:min-decimal-places="8" number:min-integer-digits="1" number:grouping="true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6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6T10:54:16.619941230</meta:creation-date>
    <dc:date>2018-09-16T11:17:28.485635659</dc:date>
    <meta:editing-duration>PT12M30S</meta:editing-duration>
    <meta:editing-cycles>3</meta:editing-cycles>
    <meta:generator>LibreOffice/6.0.3.2$Linux_X86_64 LibreOffice_project/00m0$Build-2</meta:generator>
    <meta:document-statistic meta:table-count="1" meta:cell-count="180" meta:object-count="0"/>
  </office:meta>
</office:document-meta>
</file>